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it hub parol Ara1988ar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rkin Zubkarev</meta:initial-creator>
    <dc:creator>Erkin Zubkarev</dc:creator>
    <meta:creation-date>2025-12-26T21:14:00Z</meta:creation-date>
    <dc:date>2025-12-26T21:15:00Z</dc:date>
    <meta:template xlink:href="Normal" xlink:type="simple"/>
    <meta:editing-cycles>1</meta:editing-cycles>
    <meta:editing-duration>PT60S</meta:editing-duration>
    <meta:document-statistic meta:page-count="1" meta:paragraph-count="1" meta:word-count="4" meta:character-count="24" meta:row-count="1" meta:non-whitespace-character-count="21"/>
  </office:meta>
</office:document-meta>
</file>